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3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del_stats" table:style-name="ta1">
        <table:table-column table:style-name="co1" table:default-cell-style-name="Default"/>
        <table:table-column table:style-name="co2" table:number-columns-repeated="5" table:default-cell-style-name="ce1"/>
        <table:table-column table:style-name="co2" table:number-columns-repeated="2" table:default-cell-style-name="ce4"/>
        <table:table-column table:style-name="co3" table:number-columns-repeated="2" table:default-cell-style-name="Default"/>
        <table:table-row table:style-name="ro1">
          <table:table-cell table:style-name="ce5" office:value-type="string" calcext:value-type="string" table:number-columns-spanned="8" table:number-rows-spanned="1">
            <text:p>2020-10-18 (static initial)</text:p>
          </table:table-cell>
          <table:covered-table-cell table:number-columns-repeated="7"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ount</text:p>
          </table:table-cell>
          <table:table-cell table:style-name="Default" office:value-type="string" calcext:value-type="string">
            <text:p>cnn_hits</text:p>
          </table:table-cell>
          <table:table-cell table:style-name="Default" office:value-type="string" calcext:value-type="string">
            <text:p>ga_hits</text:p>
          </table:table-cell>
          <table:table-cell table:style-name="Default" office:value-type="string" calcext:value-type="string">
            <text:p>cnn_fails</text:p>
          </table:table-cell>
          <table:table-cell table:style-name="Default" office:value-type="string" calcext:value-type="string">
            <text:p>ga_fails</text:p>
          </table:table-cell>
          <table:table-cell table:style-name="Default" office:value-type="string" calcext:value-type="string">
            <text:p>cnn_accuracy</text:p>
          </table:table-cell>
          <table:table-cell table:style-name="Default" office:value-type="string" calcext:value-type="string">
            <text:p>ga_accurac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90" calcext:value-type="float">
            <text:p>10,090</text:p>
          </table:table-cell>
          <table:table-cell office:value-type="float" office:value="1270" calcext:value-type="float">
            <text:p>1,270</text:p>
          </table:table-cell>
          <table:table-cell office:value-type="float" office:value="2840" calcext:value-type="float">
            <text:p>2,840</text:p>
          </table:table-cell>
          <table:table-cell office:value-type="float" office:value="116038" calcext:value-type="float">
            <text:p>116,038</text:p>
          </table:table-cell>
          <table:table-cell office:value-type="float" office:value="77674" calcext:value-type="float">
            <text:p>77,674</text:p>
          </table:table-cell>
          <table:table-cell office:value-type="percentage" office:value="0.981599524281467" calcext:value-type="percentage">
            <text:p>98.16%</text:p>
          </table:table-cell>
          <table:table-cell office:value-type="percentage" office:value="0.987683012884044" calcext:value-type="percentage">
            <text:p>98.77%</text:p>
          </table:table-cell>
          <table:table-cell/>
          <table:table-cell office:value-type="string" calcext:value-type="string">
            <text:p>CNN initial states are static (use threshold around 50%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44" calcext:value-type="float">
            <text:p>10,044</text:p>
          </table:table-cell>
          <table:table-cell office:value-type="float" office:value="1586" calcext:value-type="float">
            <text:p>1,586</text:p>
          </table:table-cell>
          <table:table-cell office:value-type="float" office:value="1778" calcext:value-type="float">
            <text:p>1,778</text:p>
          </table:table-cell>
          <table:table-cell office:value-type="float" office:value="347806" calcext:value-type="float">
            <text:p>347,806</text:p>
          </table:table-cell>
          <table:table-cell office:value-type="float" office:value="214877" calcext:value-type="float">
            <text:p>214,877</text:p>
          </table:table-cell>
          <table:table-cell office:value-type="percentage" office:value="0.944594822779769" calcext:value-type="percentage">
            <text:p>94.46%</text:p>
          </table:table-cell>
          <table:table-cell office:value-type="percentage" office:value="0.965770290720828" calcext:value-type="percentage">
            <text:p>96.58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65" calcext:value-type="float">
            <text:p>9,965</text:p>
          </table:table-cell>
          <table:table-cell office:value-type="float" office:value="622" calcext:value-type="float">
            <text:p>622</text:p>
          </table:table-cell>
          <table:table-cell office:value-type="float" office:value="1103" calcext:value-type="float">
            <text:p>1,103</text:p>
          </table:table-cell>
          <table:table-cell office:value-type="float" office:value="627791" calcext:value-type="float">
            <text:p>627,791</text:p>
          </table:table-cell>
          <table:table-cell office:value-type="float" office:value="383105" calcext:value-type="float">
            <text:p>383,105</text:p>
          </table:table-cell>
          <table:table-cell office:value-type="percentage" office:value="0.899200642247867" calcext:value-type="percentage">
            <text:p>89.92%</text:p>
          </table:table-cell>
          <table:table-cell office:value-type="percentage" office:value="0.938487907676869" calcext:value-type="percentage">
            <text:p>93.85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69" calcext:value-type="float">
            <text:p>9,869</text:p>
          </table:table-cell>
          <table:table-cell office:value-type="float" office:value="425" calcext:value-type="float">
            <text:p>425</text:p>
          </table:table-cell>
          <table:table-cell office:value-type="float" office:value="1059" calcext:value-type="float">
            <text:p>1,059</text:p>
          </table:table-cell>
          <table:table-cell office:value-type="float" office:value="810301" calcext:value-type="float">
            <text:p>810,301</text:p>
          </table:table-cell>
          <table:table-cell office:value-type="float" office:value="504900" calcext:value-type="float">
            <text:p>504,900</text:p>
          </table:table-cell>
          <table:table-cell office:value-type="percentage" office:value="0.868630904853582" calcext:value-type="percentage">
            <text:p>86.86%</text:p>
          </table:table-cell>
          <table:table-cell office:value-type="percentage" office:value="0.918143682237309" calcext:value-type="percentage">
            <text:p>91.81%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32" calcext:value-type="float">
            <text:p>10,032</text:p>
          </table:table-cell>
          <table:table-cell office:value-type="float" office:value="116" calcext:value-type="float">
            <text:p>116</text:p>
          </table:table-cell>
          <table:table-cell office:value-type="float" office:value="807" calcext:value-type="float">
            <text:p>807</text:p>
          </table:table-cell>
          <table:table-cell office:value-type="float" office:value="820680" calcext:value-type="float">
            <text:p>820,680</text:p>
          </table:table-cell>
          <table:table-cell office:value-type="float" office:value="550316" calcext:value-type="float">
            <text:p>550,316</text:p>
          </table:table-cell>
          <table:table-cell office:value-type="percentage" office:value="0.86911004784689" calcext:value-type="percentage">
            <text:p>86.91%</text:p>
          </table:table-cell>
          <table:table-cell office:value-type="percentage" office:value="0.912230303030303" calcext:value-type="percentage">
            <text:p>91.22%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2" table:number-rows-spanned="1">
            <text:p>correct game boards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correct cells</text:p>
          </table:table-cell>
          <table:covered-table-cell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 table:style-name="ce3" table:formula="of:=SUM([.C3:.C7])/SUM([.$B3:.$B7])" office:value-type="percentage" office:value="0.08038" calcext:value-type="percentage">
            <text:p>8.04%</text:p>
          </table:table-cell>
          <table:table-cell table:style-name="ce3" table:formula="of:=SUM([.D3:.D7])/SUM([.$B3:.$B7])" office:value-type="percentage" office:value="0.15174" calcext:value-type="percentage">
            <text:p>15.17%</text:p>
          </table:table-cell>
          <table:table-cell table:style-name="ce3" table:formula="of:=1-SUM([.E3:.E7])/SUM([.$B3:.$B7])/25/25" office:value-type="percentage" office:value="0.912876288" calcext:value-type="percentage">
            <text:p>91.29%</text:p>
          </table:table-cell>
          <table:table-cell table:style-name="ce3" table:formula="of:=1-SUM([.F3:.F7])/SUM([.$B3:.$B7])/25/25" office:value-type="percentage" office:value="0.944612096" calcext:value-type="percentage">
            <text:p>94.46%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8" table:number-rows-spanned="1">
            <text:p>2020-10-24 (stochastic initial)</text:p>
          </table:table-cell>
          <table:covered-table-cell table:number-columns-repeated="7"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ount</text:p>
          </table:table-cell>
          <table:table-cell table:style-name="Default" office:value-type="string" calcext:value-type="string">
            <text:p>cnn_hits</text:p>
          </table:table-cell>
          <table:table-cell table:style-name="Default" office:value-type="string" calcext:value-type="string">
            <text:p>ga_hits</text:p>
          </table:table-cell>
          <table:table-cell table:style-name="Default" office:value-type="string" calcext:value-type="string">
            <text:p>cnn_fails</text:p>
          </table:table-cell>
          <table:table-cell table:style-name="Default" office:value-type="string" calcext:value-type="string">
            <text:p>ga_fails</text:p>
          </table:table-cell>
          <table:table-cell table:style-name="Default" office:value-type="string" calcext:value-type="string">
            <text:p>cnn_accuracy</text:p>
          </table:table-cell>
          <table:table-cell table:style-name="Default" office:value-type="string" calcext:value-type="string">
            <text:p>ga_accurac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90" calcext:value-type="float">
            <text:p>10,090</text:p>
          </table:table-cell>
          <table:table-cell office:value-type="float" office:value="2359" calcext:value-type="float">
            <text:p>2,359</text:p>
          </table:table-cell>
          <table:table-cell office:value-type="float" office:value="2820" calcext:value-type="float">
            <text:p>2,820</text:p>
          </table:table-cell>
          <table:table-cell office:value-type="float" office:value="104722" calcext:value-type="float">
            <text:p>104,722</text:p>
          </table:table-cell>
          <table:table-cell office:value-type="float" office:value="77433" calcext:value-type="float">
            <text:p>77,433</text:p>
          </table:table-cell>
          <table:table-cell office:value-type="percentage" office:value="0.983393934588702" calcext:value-type="percentage">
            <text:p>98.34%</text:p>
          </table:table-cell>
          <table:table-cell office:value-type="percentage" office:value="0.987721228939544" calcext:value-type="percentage">
            <text:p>98.77%</text:p>
          </table:table-cell>
          <table:table-cell/>
          <table:table-cell office:value-type="string" calcext:value-type="string">
            <text:p>CNN initial states are generated by dynamic (random simulation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44" calcext:value-type="float">
            <text:p>10,044</text:p>
          </table:table-cell>
          <table:table-cell office:value-type="float" office:value="1581" calcext:value-type="float">
            <text:p>1,581</text:p>
          </table:table-cell>
          <table:table-cell office:value-type="float" office:value="1751" calcext:value-type="float">
            <text:p>1,751</text:p>
          </table:table-cell>
          <table:table-cell office:value-type="float" office:value="346351" calcext:value-type="float">
            <text:p>346,351</text:p>
          </table:table-cell>
          <table:table-cell office:value-type="float" office:value="212257" calcext:value-type="float">
            <text:p>212,257</text:p>
          </table:table-cell>
          <table:table-cell office:value-type="percentage" office:value="0.944826602947033" calcext:value-type="percentage">
            <text:p>94.48%</text:p>
          </table:table-cell>
          <table:table-cell office:value-type="percentage" office:value="0.966187654320988" calcext:value-type="percentage">
            <text:p>96.62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65" calcext:value-type="float">
            <text:p>9,965</text:p>
          </table:table-cell>
          <table:table-cell office:value-type="float" office:value="1076" calcext:value-type="float">
            <text:p>1,076</text:p>
          </table:table-cell>
          <table:table-cell office:value-type="float" office:value="1121" calcext:value-type="float">
            <text:p>1,121</text:p>
          </table:table-cell>
          <table:table-cell office:value-type="float" office:value="622221" calcext:value-type="float">
            <text:p>622,221</text:p>
          </table:table-cell>
          <table:table-cell office:value-type="float" office:value="378396" calcext:value-type="float">
            <text:p>378,396</text:p>
          </table:table-cell>
          <table:table-cell office:value-type="percentage" office:value="0.900094972403412" calcext:value-type="percentage">
            <text:p>90.01%</text:p>
          </table:table-cell>
          <table:table-cell office:value-type="percentage" office:value="0.939243993978926" calcext:value-type="percentage">
            <text:p>93.92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69" calcext:value-type="float">
            <text:p>9,869</text:p>
          </table:table-cell>
          <table:table-cell office:value-type="float" office:value="596" calcext:value-type="float">
            <text:p>596</text:p>
          </table:table-cell>
          <table:table-cell office:value-type="float" office:value="1060" calcext:value-type="float">
            <text:p>1,060</text:p>
          </table:table-cell>
          <table:table-cell office:value-type="float" office:value="801992" calcext:value-type="float">
            <text:p>801,992</text:p>
          </table:table-cell>
          <table:table-cell office:value-type="float" office:value="507167" calcext:value-type="float">
            <text:p>507,167</text:p>
          </table:table-cell>
          <table:table-cell office:value-type="percentage" office:value="0.869977991691154" calcext:value-type="percentage">
            <text:p>87.00%</text:p>
          </table:table-cell>
          <table:table-cell office:value-type="percentage" office:value="0.917776147532678" calcext:value-type="percentage">
            <text:p>91.78%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32" calcext:value-type="float">
            <text:p>10,032</text:p>
          </table:table-cell>
          <table:table-cell office:value-type="float" office:value="114" calcext:value-type="float">
            <text:p>114</text:p>
          </table:table-cell>
          <table:table-cell office:value-type="float" office:value="808" calcext:value-type="float">
            <text:p>808</text:p>
          </table:table-cell>
          <table:table-cell office:value-type="float" office:value="821969" calcext:value-type="float">
            <text:p>821,969</text:p>
          </table:table-cell>
          <table:table-cell office:value-type="float" office:value="564818" calcext:value-type="float">
            <text:p>564,818</text:p>
          </table:table-cell>
          <table:table-cell office:value-type="percentage" office:value="0.868904465709729" calcext:value-type="percentage">
            <text:p>86.89%</text:p>
          </table:table-cell>
          <table:table-cell office:value-type="percentage" office:value="0.909917384370016" calcext:value-type="percentage">
            <text:p>90.99%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2" table:number-rows-spanned="1">
            <text:p>correct game boards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correct cells</text:p>
          </table:table-cell>
          <table:covered-table-cell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 table:style-name="ce3" table:formula="of:=SUM([.C13:.C17])/SUM([.$B13:.$B17])" office:value-type="percentage" office:value="0.11452" calcext:value-type="percentage">
            <text:p>11.45%</text:p>
          </table:table-cell>
          <table:table-cell table:style-name="ce3" table:formula="of:=SUM([.D13:.D17])/SUM([.$B13:.$B17])" office:value-type="percentage" office:value="0.1512" calcext:value-type="percentage">
            <text:p>15.12%</text:p>
          </table:table-cell>
          <table:table-cell table:style-name="ce3" table:formula="of:=1-SUM([.E13:.E17])/SUM([.$B13:.$B17])/25/25" office:value-type="percentage" office:value="0.91368784" calcext:value-type="percentage">
            <text:p>91.37%</text:p>
          </table:table-cell>
          <table:table-cell table:style-name="ce3" table:formula="of:=1-SUM([.F13:.F17])/SUM([.$B13:.$B17])/25/25" office:value-type="percentage" office:value="0.944317728" calcext:value-type="percentage">
            <text:p>94.43%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8" table:number-rows-spanned="1">
            <text:p>2020-10-25 (mixed initial)</text:p>
          </table:table-cell>
          <table:covered-table-cell table:number-columns-repeated="7"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ount</text:p>
          </table:table-cell>
          <table:table-cell table:style-name="Default" office:value-type="string" calcext:value-type="string">
            <text:p>cnn_hits</text:p>
          </table:table-cell>
          <table:table-cell table:style-name="Default" office:value-type="string" calcext:value-type="string">
            <text:p>ga_hits</text:p>
          </table:table-cell>
          <table:table-cell table:style-name="Default" office:value-type="string" calcext:value-type="string">
            <text:p>cnn_fails</text:p>
          </table:table-cell>
          <table:table-cell table:style-name="Default" office:value-type="string" calcext:value-type="string">
            <text:p>ga_fails</text:p>
          </table:table-cell>
          <table:table-cell table:style-name="Default" office:value-type="string" calcext:value-type="string">
            <text:p>cnn_accuracy</text:p>
          </table:table-cell>
          <table:table-cell table:style-name="Default" office:value-type="string" calcext:value-type="string">
            <text:p>ga_accuracy</text:p>
          </table:table-cell>
          <table:table-cell/>
          <table:table-cell office:value-type="string" calcext:value-type="string">
            <text:p>CNN stats use the best among static and dynam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90" calcext:value-type="float">
            <text:p>10,090</text:p>
          </table:table-cell>
          <table:table-cell office:value-type="float" office:value="2623" calcext:value-type="float">
            <text:p>2,623</text:p>
          </table:table-cell>
          <table:table-cell office:value-type="float" office:value="2828" calcext:value-type="float">
            <text:p>2,828</text:p>
          </table:table-cell>
          <table:table-cell office:value-type="float" office:value="94849" calcext:value-type="float">
            <text:p>94,849</text:p>
          </table:table-cell>
          <table:table-cell office:value-type="float" office:value="78800" calcext:value-type="float">
            <text:p>78,800</text:p>
          </table:table-cell>
          <table:table-cell office:value-type="percentage" office:value="0.984959524281467" calcext:value-type="percentage">
            <text:p>98.50%</text:p>
          </table:table-cell>
          <table:table-cell office:value-type="percentage" office:value="0.987504459861249" calcext:value-type="percentage">
            <text:p>98.75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44" calcext:value-type="float">
            <text:p>10,044</text:p>
          </table:table-cell>
          <table:table-cell office:value-type="float" office:value="1701" calcext:value-type="float">
            <text:p>1,701</text:p>
          </table:table-cell>
          <table:table-cell office:value-type="float" office:value="1754" calcext:value-type="float">
            <text:p>1,754</text:p>
          </table:table-cell>
          <table:table-cell office:value-type="float" office:value="313994" calcext:value-type="float">
            <text:p>313,994</text:p>
          </table:table-cell>
          <table:table-cell office:value-type="float" office:value="218602" calcext:value-type="float">
            <text:p>218,602</text:p>
          </table:table-cell>
          <table:table-cell office:value-type="percentage" office:value="0.949981043409" calcext:value-type="percentage">
            <text:p>95.00%</text:p>
          </table:table-cell>
          <table:table-cell office:value-type="percentage" office:value="0.965176901632815" calcext:value-type="percentage">
            <text:p>96.52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65" calcext:value-type="float">
            <text:p>9,965</text:p>
          </table:table-cell>
          <table:table-cell office:value-type="float" office:value="1088" calcext:value-type="float">
            <text:p>1,088</text:p>
          </table:table-cell>
          <table:table-cell office:value-type="float" office:value="1107" calcext:value-type="float">
            <text:p>1,107</text:p>
          </table:table-cell>
          <table:table-cell office:value-type="float" office:value="553335" calcext:value-type="float">
            <text:p>553,335</text:p>
          </table:table-cell>
          <table:table-cell office:value-type="float" office:value="386531" calcext:value-type="float">
            <text:p>386,531</text:p>
          </table:table-cell>
          <table:table-cell office:value-type="percentage" office:value="0.911155444054189" calcext:value-type="percentage">
            <text:p>91.12%</text:p>
          </table:table-cell>
          <table:table-cell office:value-type="percentage" office:value="0.937937822378324" calcext:value-type="percentage">
            <text:p>93.79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69" calcext:value-type="float">
            <text:p>9,869</text:p>
          </table:table-cell>
          <table:table-cell office:value-type="float" office:value="1028" calcext:value-type="float">
            <text:p>1,028</text:p>
          </table:table-cell>
          <table:table-cell office:value-type="float" office:value="1059" calcext:value-type="float">
            <text:p>1,059</text:p>
          </table:table-cell>
          <table:table-cell office:value-type="float" office:value="680864" calcext:value-type="float">
            <text:p>680,864</text:p>
          </table:table-cell>
          <table:table-cell office:value-type="float" office:value="506856" calcext:value-type="float">
            <text:p>506,856</text:p>
          </table:table-cell>
          <table:table-cell office:value-type="percentage" office:value="0.889615726010741" calcext:value-type="percentage">
            <text:p>88.96%</text:p>
          </table:table-cell>
          <table:table-cell office:value-type="percentage" office:value="0.917826568041341" calcext:value-type="percentage">
            <text:p>91.78%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32" calcext:value-type="float">
            <text:p>10,032</text:p>
          </table:table-cell>
          <table:table-cell office:value-type="float" office:value="761" calcext:value-type="float">
            <text:p>761</text:p>
          </table:table-cell>
          <table:table-cell office:value-type="float" office:value="807" calcext:value-type="float">
            <text:p>807</text:p>
          </table:table-cell>
          <table:table-cell office:value-type="float" office:value="695070" calcext:value-type="float">
            <text:p>695,070</text:p>
          </table:table-cell>
          <table:table-cell office:value-type="float" office:value="563236" calcext:value-type="float">
            <text:p>563,236</text:p>
          </table:table-cell>
          <table:table-cell office:value-type="percentage" office:value="0.889143540669856" calcext:value-type="percentage">
            <text:p>88.91%</text:p>
          </table:table-cell>
          <table:table-cell office:value-type="percentage" office:value="0.910169696969697" calcext:value-type="percentage">
            <text:p>91.02%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2" table:number-rows-spanned="1">
            <text:p>correct game boards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correct cells</text:p>
          </table:table-cell>
          <table:covered-table-cell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 table:style-name="ce3" table:formula="of:=SUM([.C23:.C27])/SUM([.$B23:.$B27])" office:value-type="percentage" office:value="0.14402" calcext:value-type="percentage">
            <text:p>14.40%</text:p>
          </table:table-cell>
          <table:table-cell table:style-name="ce3" table:formula="of:=SUM([.D23:.D27])/SUM([.$B23:.$B27])" office:value-type="percentage" office:value="0.1511" calcext:value-type="percentage">
            <text:p>15.11%</text:p>
          </table:table-cell>
          <table:table-cell table:style-name="ce3" table:formula="of:=1-SUM([.E23:.E27])/SUM([.$B23:.$B27])/25/25" office:value-type="percentage" office:value="0.925180416" calcext:value-type="percentage">
            <text:p>92.52%</text:p>
          </table:table-cell>
          <table:table-cell table:style-name="ce3" table:formula="of:=1-SUM([.F23:.F27])/SUM([.$B23:.$B27])/25/25" office:value-type="percentage" office:value="0.9438712" calcext:value-type="percentage">
            <text:p>94.39%</text:p>
          </table:table-cell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/00/0000</text:date>, <text:time style:data-style-name="N2" text:time-value="16:14:19.9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25T16:23:44.713000000</dc:date>
    <meta:editing-duration>PT17M6S</meta:editing-duration>
    <meta:editing-cycles>7</meta:editing-cycles>
    <meta:generator>LibreOffice/6.4.5.2$Windows_X86_64 LibreOffice_project/a726b36747cf2001e06b58ad5db1aa3a9a1872d6</meta:generator>
    <meta:document-statistic meta:table-count="1" meta:cell-count="165" meta:object-count="0"/>
  </office:meta>
</office:document-meta>
</file>